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AU">
      <number:number number:decimal-places="2" loext:min-decimal-places="2" number:min-integer-digits="1"/>
    </number:number-style>
    <style:style style:name="ce1" style:family="table-cell" style:parent-style-name="Default" style:data-style-name="N10002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MEM_A1</text:p>
          </table:table-cell>
          <table:table-cell office:value-type="float" office:value="39.079" calcext:value-type="float">
            <text:p>39.08</text:p>
          </table:table-cell>
          <table:table-cell table:formula="of:=[.B1]-[.$B$41]" office:value-type="float" office:value="-15.5988684210526" calcext:value-type="float">
            <text:p>-15,5988684211</text:p>
          </table:table-cell>
        </table:table-row>
        <table:table-row table:style-name="ro1">
          <table:table-cell office:value-type="string" calcext:value-type="string">
            <text:p>MEM_A10</text:p>
          </table:table-cell>
          <table:table-cell office:value-type="float" office:value="58.461" calcext:value-type="float">
            <text:p>58.46</text:p>
          </table:table-cell>
          <table:table-cell table:formula="of:=[.B2]-[.$B$41]" office:value-type="float" office:value="3.78313157894737" calcext:value-type="float">
            <text:p>3,7831315789</text:p>
          </table:table-cell>
        </table:table-row>
        <table:table-row table:style-name="ro1">
          <table:table-cell office:value-type="string" calcext:value-type="string">
            <text:p>MEM_A11</text:p>
          </table:table-cell>
          <table:table-cell office:value-type="float" office:value="56.598" calcext:value-type="float">
            <text:p>56.60</text:p>
          </table:table-cell>
          <table:table-cell table:formula="of:=[.B3]-[.$B$41]" office:value-type="float" office:value="1.92013157894737" calcext:value-type="float">
            <text:p>1,9201315789</text:p>
          </table:table-cell>
        </table:table-row>
        <table:table-row table:style-name="ro1">
          <table:table-cell office:value-type="string" calcext:value-type="string">
            <text:p>MEM_A12</text:p>
          </table:table-cell>
          <table:table-cell office:value-type="float" office:value="64.971" calcext:value-type="float">
            <text:p>64.97</text:p>
          </table:table-cell>
          <table:table-cell table:formula="of:=[.B4]-[.$B$41]" office:value-type="float" office:value="10.2931315789474" calcext:value-type="float">
            <text:p>10,2931315789</text:p>
          </table:table-cell>
        </table:table-row>
        <table:table-row table:style-name="ro1">
          <table:table-cell office:value-type="string" calcext:value-type="string">
            <text:p>MEM_A2</text:p>
          </table:table-cell>
          <table:table-cell office:value-type="float" office:value="40.259" calcext:value-type="float">
            <text:p>40.26</text:p>
          </table:table-cell>
          <table:table-cell table:formula="of:=[.B5]-[.$B$41]" office:value-type="float" office:value="-14.4188684210526" calcext:value-type="float">
            <text:p>-14,4188684211</text:p>
          </table:table-cell>
        </table:table-row>
        <table:table-row table:style-name="ro1">
          <table:table-cell office:value-type="string" calcext:value-type="string">
            <text:p>MEM_A3</text:p>
          </table:table-cell>
          <table:table-cell office:value-type="float" office:value="40.82" calcext:value-type="float">
            <text:p>40.82</text:p>
          </table:table-cell>
          <table:table-cell table:formula="of:=[.B6]-[.$B$41]" office:value-type="float" office:value="-13.8578684210526" calcext:value-type="float">
            <text:p>-13,8578684211</text:p>
          </table:table-cell>
        </table:table-row>
        <table:table-row table:style-name="ro1">
          <table:table-cell office:value-type="string" calcext:value-type="string">
            <text:p>MEM_A4</text:p>
          </table:table-cell>
          <table:table-cell office:value-type="float" office:value="48.121" calcext:value-type="float">
            <text:p>48.12</text:p>
          </table:table-cell>
          <table:table-cell table:formula="of:=[.B7]-[.$B$41]" office:value-type="float" office:value="-6.55686842105263" calcext:value-type="float">
            <text:p>-6,5568684211</text:p>
          </table:table-cell>
        </table:table-row>
        <table:table-row table:style-name="ro1">
          <table:table-cell office:value-type="string" calcext:value-type="string">
            <text:p>MEM_A5</text:p>
          </table:table-cell>
          <table:table-cell office:value-type="float" office:value="47.702" calcext:value-type="float">
            <text:p>47.70</text:p>
          </table:table-cell>
          <table:table-cell table:formula="of:=[.B8]-[.$B$41]" office:value-type="float" office:value="-6.97586842105263" calcext:value-type="float">
            <text:p>-6,9758684211</text:p>
          </table:table-cell>
        </table:table-row>
        <table:table-row table:style-name="ro1">
          <table:table-cell office:value-type="string" calcext:value-type="string">
            <text:p>MEM_A6</text:p>
          </table:table-cell>
          <table:table-cell office:value-type="float" office:value="60.387" calcext:value-type="float">
            <text:p>60.39</text:p>
          </table:table-cell>
          <table:table-cell table:formula="of:=[.B9]-[.$B$41]" office:value-type="float" office:value="5.70913157894737" calcext:value-type="float">
            <text:p>5,7091315789</text:p>
          </table:table-cell>
        </table:table-row>
        <table:table-row table:style-name="ro1">
          <table:table-cell office:value-type="string" calcext:value-type="string">
            <text:p>MEM_A7</text:p>
          </table:table-cell>
          <table:table-cell office:value-type="float" office:value="60.647" calcext:value-type="float">
            <text:p>60.65</text:p>
          </table:table-cell>
          <table:table-cell table:formula="of:=[.B10]-[.$B$41]" office:value-type="float" office:value="5.96913157894737" calcext:value-type="float">
            <text:p>5,9691315789</text:p>
          </table:table-cell>
        </table:table-row>
        <table:table-row table:style-name="ro1">
          <table:table-cell office:value-type="string" calcext:value-type="string">
            <text:p>MEM_A8</text:p>
          </table:table-cell>
          <table:table-cell office:value-type="float" office:value="60.443" calcext:value-type="float">
            <text:p>60.44</text:p>
          </table:table-cell>
          <table:table-cell table:formula="of:=[.B11]-[.$B$41]" office:value-type="float" office:value="5.76513157894737" calcext:value-type="float">
            <text:p>5,7651315789</text:p>
          </table:table-cell>
        </table:table-row>
        <table:table-row table:style-name="ro1">
          <table:table-cell office:value-type="string" calcext:value-type="string">
            <text:p>MEM_A9</text:p>
          </table:table-cell>
          <table:table-cell office:value-type="float" office:value="60.403" calcext:value-type="float">
            <text:p>60.40</text:p>
          </table:table-cell>
          <table:table-cell table:formula="of:=[.B12]-[.$B$41]" office:value-type="float" office:value="5.72513157894737" calcext:value-type="float">
            <text:p>5,7251315789</text:p>
          </table:table-cell>
        </table:table-row>
        <table:table-row table:style-name="ro1">
          <table:table-cell office:value-type="string" calcext:value-type="string">
            <text:p>MEM_BA0</text:p>
          </table:table-cell>
          <table:table-cell office:value-type="float" office:value="61.778" calcext:value-type="float">
            <text:p>61.78</text:p>
          </table:table-cell>
          <table:table-cell table:formula="of:=[.B13]-[.$B$41]" office:value-type="float" office:value="7.10013157894737" calcext:value-type="float">
            <text:p>7,1001315789</text:p>
          </table:table-cell>
        </table:table-row>
        <table:table-row table:style-name="ro1">
          <table:table-cell office:value-type="string" calcext:value-type="string">
            <text:p>MEM_BA1</text:p>
          </table:table-cell>
          <table:table-cell office:value-type="float" office:value="63.661" calcext:value-type="float">
            <text:p>63.66</text:p>
          </table:table-cell>
          <table:table-cell table:formula="of:=[.B14]-[.$B$41]" office:value-type="float" office:value="8.98313157894737" calcext:value-type="float">
            <text:p>8,9831315789</text:p>
          </table:table-cell>
        </table:table-row>
        <table:table-row table:style-name="ro1">
          <table:table-cell office:value-type="string" calcext:value-type="string">
            <text:p>MEM_D0</text:p>
          </table:table-cell>
          <table:table-cell office:value-type="float" office:value="45.135" calcext:value-type="float">
            <text:p>45.14</text:p>
          </table:table-cell>
          <table:table-cell table:formula="of:=[.B15]-[.$B$41]" office:value-type="float" office:value="-9.54286842105263" calcext:value-type="float">
            <text:p>-9,5428684211</text:p>
          </table:table-cell>
        </table:table-row>
        <table:table-row table:style-name="ro1">
          <table:table-cell office:value-type="string" calcext:value-type="string">
            <text:p>MEM_D1</text:p>
          </table:table-cell>
          <table:table-cell office:value-type="float" office:value="47.228" calcext:value-type="float">
            <text:p>47.23</text:p>
          </table:table-cell>
          <table:table-cell table:formula="of:=[.B16]-[.$B$41]" office:value-type="float" office:value="-7.44986842105263" calcext:value-type="float">
            <text:p>-7,4498684211</text:p>
          </table:table-cell>
        </table:table-row>
        <table:table-row table:style-name="ro1">
          <table:table-cell office:value-type="string" calcext:value-type="string">
            <text:p>MEM_D10</text:p>
          </table:table-cell>
          <table:table-cell office:value-type="float" office:value="53.244" calcext:value-type="float">
            <text:p>53.24</text:p>
          </table:table-cell>
          <table:table-cell table:formula="of:=[.B17]-[.$B$41]" office:value-type="float" office:value="-1.43386842105263" calcext:value-type="float">
            <text:p>-1,4338684211</text:p>
          </table:table-cell>
        </table:table-row>
        <table:table-row table:style-name="ro1">
          <table:table-cell office:value-type="string" calcext:value-type="string">
            <text:p>MEM_D11</text:p>
          </table:table-cell>
          <table:table-cell office:value-type="float" office:value="52.235" calcext:value-type="float">
            <text:p>52.24</text:p>
          </table:table-cell>
          <table:table-cell table:formula="of:=[.B18]-[.$B$41]" office:value-type="float" office:value="-2.44286842105263" calcext:value-type="float">
            <text:p>-2,4428684211</text:p>
          </table:table-cell>
        </table:table-row>
        <table:table-row table:style-name="ro1">
          <table:table-cell office:value-type="string" calcext:value-type="string">
            <text:p>MEM_D12</text:p>
          </table:table-cell>
          <table:table-cell office:value-type="float" office:value="51.893" calcext:value-type="float">
            <text:p>51.89</text:p>
          </table:table-cell>
          <table:table-cell table:formula="of:=[.B19]-[.$B$41]" office:value-type="float" office:value="-2.78486842105263" calcext:value-type="float">
            <text:p>-2,7848684211</text:p>
          </table:table-cell>
        </table:table-row>
        <table:table-row table:style-name="ro1">
          <table:table-cell office:value-type="string" calcext:value-type="string">
            <text:p>MEM_D13</text:p>
          </table:table-cell>
          <table:table-cell office:value-type="float" office:value="63.936" calcext:value-type="float">
            <text:p>63.94</text:p>
          </table:table-cell>
          <table:table-cell table:formula="of:=[.B20]-[.$B$41]" office:value-type="float" office:value="9.25813157894737" calcext:value-type="float">
            <text:p>9,2581315789</text:p>
          </table:table-cell>
        </table:table-row>
        <table:table-row table:style-name="ro1">
          <table:table-cell office:value-type="string" calcext:value-type="string">
            <text:p>MEM_D14</text:p>
          </table:table-cell>
          <table:table-cell office:value-type="float" office:value="64.334" calcext:value-type="float">
            <text:p>64.33</text:p>
          </table:table-cell>
          <table:table-cell table:formula="of:=[.B21]-[.$B$41]" office:value-type="float" office:value="9.65613157894737" calcext:value-type="float">
            <text:p>9,6561315789</text:p>
          </table:table-cell>
        </table:table-row>
        <table:table-row table:style-name="ro1">
          <table:table-cell office:value-type="string" calcext:value-type="string">
            <text:p>MEM_D15</text:p>
          </table:table-cell>
          <table:table-cell office:value-type="float" office:value="63.459" calcext:value-type="float">
            <text:p>63.46</text:p>
          </table:table-cell>
          <table:table-cell table:formula="of:=[.B22]-[.$B$41]" office:value-type="float" office:value="8.78113157894737" calcext:value-type="float">
            <text:p>8,7811315789</text:p>
          </table:table-cell>
        </table:table-row>
        <table:table-row table:style-name="ro1">
          <table:table-cell office:value-type="string" calcext:value-type="string">
            <text:p>MEM_D2</text:p>
          </table:table-cell>
          <table:table-cell office:value-type="float" office:value="54.845" calcext:value-type="float">
            <text:p>54.85</text:p>
          </table:table-cell>
          <table:table-cell table:formula="of:=[.B23]-[.$B$41]" office:value-type="float" office:value="0.16713157894737" calcext:value-type="float">
            <text:p>0,1671315789</text:p>
          </table:table-cell>
        </table:table-row>
        <table:table-row table:style-name="ro1">
          <table:table-cell office:value-type="string" calcext:value-type="string">
            <text:p>MEM_D3</text:p>
          </table:table-cell>
          <table:table-cell office:value-type="float" office:value="55.916" calcext:value-type="float">
            <text:p>55.92</text:p>
          </table:table-cell>
          <table:table-cell table:formula="of:=[.B24]-[.$B$41]" office:value-type="float" office:value="1.23813157894737" calcext:value-type="float">
            <text:p>1,2381315789</text:p>
          </table:table-cell>
        </table:table-row>
        <table:table-row table:style-name="ro1">
          <table:table-cell office:value-type="string" calcext:value-type="string">
            <text:p>MEM_D4</text:p>
          </table:table-cell>
          <table:table-cell office:value-type="float" office:value="54.209" calcext:value-type="float">
            <text:p>54.21</text:p>
          </table:table-cell>
          <table:table-cell table:formula="of:=[.B25]-[.$B$41]" office:value-type="float" office:value="-0.468868421052626" calcext:value-type="float">
            <text:p>-0,4688684211</text:p>
          </table:table-cell>
        </table:table-row>
        <table:table-row table:style-name="ro1">
          <table:table-cell office:value-type="string" calcext:value-type="string">
            <text:p>MEM_D5</text:p>
          </table:table-cell>
          <table:table-cell office:value-type="float" office:value="58.259" calcext:value-type="float">
            <text:p>58.26</text:p>
          </table:table-cell>
          <table:table-cell table:formula="of:=[.B26]-[.$B$41]" office:value-type="float" office:value="3.58113157894737" calcext:value-type="float">
            <text:p>3,5811315789</text:p>
          </table:table-cell>
        </table:table-row>
        <table:table-row table:style-name="ro1">
          <table:table-cell office:value-type="string" calcext:value-type="string">
            <text:p>MEM_D6</text:p>
          </table:table-cell>
          <table:table-cell office:value-type="float" office:value="58.014" calcext:value-type="float">
            <text:p>58.01</text:p>
          </table:table-cell>
          <table:table-cell table:formula="of:=[.B27]-[.$B$41]" office:value-type="float" office:value="3.33613157894737" calcext:value-type="float">
            <text:p>3,3361315789</text:p>
          </table:table-cell>
        </table:table-row>
        <table:table-row table:style-name="ro1">
          <table:table-cell office:value-type="string" calcext:value-type="string">
            <text:p>MEM_D7</text:p>
          </table:table-cell>
          <table:table-cell office:value-type="float" office:value="60.743" calcext:value-type="float">
            <text:p>60.74</text:p>
          </table:table-cell>
          <table:table-cell table:formula="of:=[.B28]-[.$B$41]" office:value-type="float" office:value="6.06513157894737" calcext:value-type="float">
            <text:p>6,0651315789</text:p>
          </table:table-cell>
        </table:table-row>
        <table:table-row table:style-name="ro1">
          <table:table-cell office:value-type="string" calcext:value-type="string">
            <text:p>MEM_D8</text:p>
          </table:table-cell>
          <table:table-cell office:value-type="float" office:value="54.937" calcext:value-type="float">
            <text:p>54.94</text:p>
          </table:table-cell>
          <table:table-cell table:formula="of:=[.B29]-[.$B$41]" office:value-type="float" office:value="0.259131578947368" calcext:value-type="float">
            <text:p>0,2591315789</text:p>
          </table:table-cell>
        </table:table-row>
        <table:table-row table:style-name="ro1">
          <table:table-cell office:value-type="string" calcext:value-type="string">
            <text:p>MEM_D9</text:p>
          </table:table-cell>
          <table:table-cell office:value-type="float" office:value="53.72" calcext:value-type="float">
            <text:p>53.72</text:p>
          </table:table-cell>
          <table:table-cell table:formula="of:=[.B30]-[.$B$41]" office:value-type="float" office:value="-0.957868421052631" calcext:value-type="float">
            <text:p>-0,9578684211</text:p>
          </table:table-cell>
        </table:table-row>
        <table:table-row table:style-name="ro1">
          <table:table-cell office:value-type="string" calcext:value-type="string">
            <text:p>MEM_NBL0</text:p>
          </table:table-cell>
          <table:table-cell office:value-type="float" office:value="51.89" calcext:value-type="float">
            <text:p>51.89</text:p>
          </table:table-cell>
          <table:table-cell table:formula="of:=[.B31]-[.$B$41]" office:value-type="float" office:value="-2.78786842105263" calcext:value-type="float">
            <text:p>-2,7878684211</text:p>
          </table:table-cell>
        </table:table-row>
        <table:table-row table:style-name="ro1">
          <table:table-cell office:value-type="string" calcext:value-type="string">
            <text:p>MEM_NBL1</text:p>
          </table:table-cell>
          <table:table-cell office:value-type="float" office:value="60.951" calcext:value-type="float">
            <text:p>60.95</text:p>
          </table:table-cell>
          <table:table-cell table:formula="of:=[.B32]-[.$B$41]" office:value-type="float" office:value="6.27313157894737" calcext:value-type="float">
            <text:p>6,2731315789</text:p>
          </table:table-cell>
        </table:table-row>
        <table:table-row table:style-name="ro1">
          <table:table-cell office:value-type="string" calcext:value-type="string">
            <text:p>MEM_SDCKE0</text:p>
          </table:table-cell>
          <table:table-cell office:value-type="float" office:value="48.418" calcext:value-type="float">
            <text:p>48.42</text:p>
          </table:table-cell>
          <table:table-cell table:formula="of:=[.B33]-[.$B$41]" office:value-type="float" office:value="-6.25986842105263" calcext:value-type="float">
            <text:p>-6,2598684211</text:p>
          </table:table-cell>
        </table:table-row>
        <table:table-row table:style-name="ro1">
          <table:table-cell office:value-type="string" calcext:value-type="string">
            <text:p>MEM_SDCLK</text:p>
          </table:table-cell>
          <table:table-cell office:value-type="float" office:value="64.221" calcext:value-type="float">
            <text:p>64.22</text:p>
          </table:table-cell>
          <table:table-cell table:formula="of:=[.B34]-[.$B$41]" office:value-type="float" office:value="9.54313157894737" calcext:value-type="float">
            <text:p>9,5431315789</text:p>
          </table:table-cell>
        </table:table-row>
        <table:table-row table:style-name="ro1">
          <table:table-cell office:value-type="string" calcext:value-type="string">
            <text:p>MEM_SDNCAS</text:p>
          </table:table-cell>
          <table:table-cell office:value-type="float" office:value="55.368" calcext:value-type="float">
            <text:p>55.37</text:p>
          </table:table-cell>
          <table:table-cell table:formula="of:=[.B35]-[.$B$41]" office:value-type="float" office:value="0.690131578947373" calcext:value-type="float">
            <text:p>0,6901315789</text:p>
          </table:table-cell>
        </table:table-row>
        <table:table-row table:style-name="ro1">
          <table:table-cell office:value-type="string" calcext:value-type="string">
            <text:p>MEM_SDNE0</text:p>
          </table:table-cell>
          <table:table-cell office:value-type="float" office:value="50.338" calcext:value-type="float">
            <text:p>50.34</text:p>
          </table:table-cell>
          <table:table-cell table:formula="of:=[.B36]-[.$B$41]" office:value-type="float" office:value="-4.33986842105263" calcext:value-type="float">
            <text:p>-4,3398684211</text:p>
          </table:table-cell>
        </table:table-row>
        <table:table-row table:style-name="ro1">
          <table:table-cell office:value-type="string" calcext:value-type="string">
            <text:p>MEM_SDNRAS</text:p>
          </table:table-cell>
          <table:table-cell office:value-type="float" office:value="52.245" calcext:value-type="float">
            <text:p>52.25</text:p>
          </table:table-cell>
          <table:table-cell table:formula="of:=[.B37]-[.$B$41]" office:value-type="float" office:value="-2.43286842105263" calcext:value-type="float">
            <text:p>-2,4328684211</text:p>
          </table:table-cell>
        </table:table-row>
        <table:table-row table:style-name="ro1">
          <table:table-cell office:value-type="string" calcext:value-type="string">
            <text:p>MEM_SDNWE</text:p>
          </table:table-cell>
          <table:table-cell office:value-type="float" office:value="38.891" calcext:value-type="float">
            <text:p>38.89</text:p>
          </table:table-cell>
          <table:table-cell table:formula="of:=[.B38]-[.$B$41]" office:value-type="float" office:value="-15.7868684210526" calcext:value-type="float">
            <text:p>-15,7868684211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formula="of:=SUM([.B1:.B38])" office:value-type="float" office:value="2077.759" calcext:value-type="float">
            <text:p>2077,759</text:p>
          </table:table-cell>
          <table:table-cell/>
        </table:table-row>
        <table:table-row table:style-name="ro1">
          <table:table-cell/>
          <table:table-cell table:style-name="Default" table:formula="of:=AVERAGE([.B1:.B38])" office:value-type="float" office:value="54.6778684210526" calcext:value-type="float">
            <text:p>54,6778684211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C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0:45:13.399000000</meta:creation-date>
    <dc:date>2015-12-28T17:04:52.963000000</dc:date>
    <meta:editing-duration>PT1H32M15S</meta:editing-duration>
    <meta:editing-cycles>1</meta:editing-cycles>
    <meta:document-statistic meta:table-count="1" meta:cell-count="116" meta:object-count="0"/>
    <meta:generator>LibreOffice/5.0.3.2$Windows_x86 LibreOffice_project/e5f16313668ac592c1bfb310f4390624e3dbfb75</meta:generator>
  </office:meta>
</office:document-meta>
</file>